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d984" officeooo:paragraph-rsid="001ad984"/>
    </style:style>
    <style:style style:name="P2" style:family="paragraph" style:parent-style-name="Standard">
      <style:text-properties officeooo:rsid="001ad984" officeooo:paragraph-rsid="002181be"/>
    </style:style>
    <style:style style:name="P3" style:family="paragraph" style:parent-style-name="Standard">
      <style:text-properties officeooo:rsid="000cd5a1" officeooo:paragraph-rsid="002181be"/>
    </style:style>
    <style:style style:name="P4" style:family="paragraph" style:parent-style-name="Standard">
      <style:text-properties officeooo:rsid="002181be" officeooo:paragraph-rsid="002181be"/>
    </style:style>
    <style:style style:name="P5" style:family="paragraph" style:parent-style-name="Standard">
      <style:text-properties officeooo:rsid="0029306e" officeooo:paragraph-rsid="0029306e"/>
    </style:style>
    <style:style style:name="P6" style:family="paragraph" style:parent-style-name="Standard">
      <style:text-properties officeooo:rsid="0029eeb8" officeooo:paragraph-rsid="0029eeb8"/>
    </style:style>
    <style:style style:name="P7" style:family="paragraph" style:parent-style-name="Standard">
      <style:text-properties officeooo:rsid="0029eeb8" officeooo:paragraph-rsid="0029eeb8"/>
    </style:style>
    <style:style style:name="P8" style:family="paragraph" style:parent-style-name="Standard">
      <style:text-properties officeooo:paragraph-rsid="0030e41d"/>
    </style:style>
    <style:style style:name="P9" style:family="paragraph" style:parent-style-name="Standard">
      <style:text-properties officeooo:rsid="0030e41d" officeooo:paragraph-rsid="0030e41d"/>
    </style:style>
    <style:style style:name="P10" style:family="paragraph" style:parent-style-name="Standard">
      <style:text-properties officeooo:rsid="000cd5a1" officeooo:paragraph-rsid="001c69f9"/>
    </style:style>
    <style:style style:name="P11" style:family="paragraph" style:parent-style-name="Standard">
      <style:text-properties officeooo:rsid="00341153" officeooo:paragraph-rsid="0034a449"/>
    </style:style>
    <style:style style:name="P12" style:family="paragraph" style:parent-style-name="Standard">
      <style:text-properties officeooo:rsid="001ad984" officeooo:paragraph-rsid="001ad984"/>
    </style:style>
    <style:style style:name="T1" style:family="text">
      <style:text-properties officeooo:rsid="001c69f9"/>
    </style:style>
    <style:style style:name="T2" style:family="text">
      <style:text-properties officeooo:rsid="001d40bc"/>
    </style:style>
    <style:style style:name="T3" style:family="text">
      <style:text-properties officeooo:rsid="001d890d"/>
    </style:style>
    <style:style style:name="T4" style:family="text">
      <style:text-properties officeooo:rsid="002024c0"/>
    </style:style>
    <style:style style:name="T5" style:family="text">
      <style:text-properties officeooo:rsid="002181be"/>
    </style:style>
    <style:style style:name="T6" style:family="text">
      <style:text-properties officeooo:rsid="00256995"/>
    </style:style>
    <style:style style:name="T7" style:family="text">
      <style:text-properties officeooo:rsid="0029eeb8"/>
    </style:style>
    <style:style style:name="T8" style:family="text">
      <style:text-properties officeooo:rsid="0032b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Methods</text:p>
      <text:p text:style-name="P5"># Data and Preprocessing</text:p>
      <text:p text:style-name="P10">Starting with 16 samples, we inspected the sample <text:span text:style-name="T5">slices </text:span>for tissue quality to identify whether they would be suitable for alignment. <text:span text:style-name="T5">For the current analysis we chose images from the left hemisphere of the mouse brain, approximately bregma -1.70mm. <text:s/>We limited our analysis to a total of 13 of these samples after removing three for tissue quality or incorrect hemisphere. After importing the image data along with the filtered feature matrix we cut the list of spots per slice down to only those listed as “in tissue” by SpaceRanger and masked the filtered feature matrix for each sample using this. We next removed from analysis any spots that had fewer than 5,000 total gene counts, which might indicate an error with the spot itself. Any genes that expressed fewer than 30 total reads across an entire sample were removed due to low statistical viability. </text:span></text:p>
      <text:p text:style-name="P10"/>
      <text:p text:style-name="P11"><text:span text:style-name="T4">Raw gene counts in each spot are likely to be highly correlated to their neighbors, but not necessarily across an entire sample. This leads to a high likelihood of a right tail distribution of data, with high counts in certain spots with counts of zero in others. <text:s/>In order to correct for the right tailed distribution of the transcriptomic data we have log2 normalized the raw gene counts being fed into the digital spot creation. This helps us to consider the data as proportional rather than strictly linear, as is an issue for genes that are highly expressed in one region but not expressed at all in another, meaning that </text:span></text:p>
      <text:p text:style-name="P10"/>
      <text:p text:style-name="P9">One common problem when trying to register different image modalities is how to best deal with the potential differences in pixel size. In the case of visium, we know the size of each spot (~55um) as well as their distance on center from each other (~100um<text:span text:style-name="T8">). Additionally, since the spots are arranged in the orange crate/honeycomb arrangement where each spot will have 6 nearest neighbors that are each equidistant from the center. We additionally know the exact resolution of the CCF Nissl stains (10um), which means that we can easily relate between the two different spatial resolutions, while maintaining our image resolution for the alignment process.</text:span></text:p>
      <text:p text:style-name="P6"/>
      <text:p text:style-name="P6"># Registration</text:p>
      <text:p text:style-name="P8"><text:span text:style-name="T7">Images were first rotated into the nearest 90 degree rotation to the alignment of the Allen tissue in space and the spot coordinates are translated accordingly. We first select a single image from our sample set to act as our “best fit.” All images are first registered to this best sample, which is then registered to the template image and this transformation is then applied to all other images to bring them into common space. A binary mask of the tissue on a slide is created using Otsu’s method for thresholding on a lightly Gaussian blurred version of the image. This does a good job of selecting the tissue from the background and can then be used for masking. To run the inter-sample registration of samples to the best fit we used the symmetric image normalization method (SyN) nonlinear registration tools from Advanced Normalization Tools (ANTs), specifically the SyNAggro transformation. For registration of samples to the template data we used a mattes SyN metric with parameters of: syn sampling = 32, flow sigma = 3, gradient step of 0.1, and registration iterations = [120, 100,80,60,40,20,0]. Once all images are registered to the best fit we run the registration using the masked tissue image of the best fit sample to the template slice with the same registration parameters as above. After the image registration has been run the transformation is applied to the spot coordinates to bring them into the common space.</text:span></text:p>
      <text:p text:style-name="P8"/>
      <text:p text:style-name="P5"># Digital Spots</text:p>
      <text:p text:style-name="P9">Once all of the sample images are in a common space, we developed a method to create “digital spots” to make running statistics on the data simpler and more closely representative of the actual location of the spots in relation to each other. <text:span text:style-name="T8">Using the information we know about the resolution of the Nissl stains we can estimate a spot spacing in CCF space. In order to generate spots we must think about the </text:span><text:soft-page-break/><text:span text:style-name="T8">geometric nature of the honeycomb spacing, which, while providing equal distances between all neighbors, does introduce the question of odd and even rows for spot positioning. This is because the hexagonal ordering produces a situation where a point of the hexagon will either point up and down, or side to side. We used the pointy up orientation, which then meant that from side to side within a row, the distance between two parallel points would be the size of the desired digital spot, while the distance within a column for two parallel points would be equal to the ((square root of three) * (desired spot size/2))</text:span></text:p>
      <text:p text:style-name="P5"/>
      <text:p text:style-name="P1"># Analysis</text:p>
      <text:p text:style-name="P1">With all images of an experiment in a shared space, and the gene reads assigned to digital spots we can look for statistical changes between each digital spot. </text:p>
      <text:p text:style-name="P1"/>
      <text:p text:style-name="P1"/>
      <text:p text:style-name="P1"/>
      <text:p text:style-name="P1">Notes for writing up methods for visium alignment:</text:p>
      <text:p text:style-name="P1">-explain why selection of sidak correction</text:p>
      <text:p text:style-name="P1">- explain the need for nearest neighbors within the digital spot creation</text:p>
      <text:p text:style-name="P1">- <text:span text:style-name="T1">need to check for the consistency of spot number across samples. What is the reasonable threshold for eliminating a sample from the experiment?</text:span></text:p>
      <text:p text:style-name="P1">- <text:span text:style-name="T2">could output a report for each sample, giving the total number of spots</text:span></text:p>
      <text:p text:style-name="P1">- <text:span text:style-name="T3">use of log2 normalization on gene counts</text:span></text:p>
      <text:p text:style-name="P2">- <text:span text:style-name="T1">Issues to consider when performing alignment of Visium tissue slices include tissue quality, image quality, spot-wise transcriptomic efficacy, accuracy of slice collection</text:span></text:p>
      <text:p text:style-name="P3">- <text:span text:style-name="T6">need to explain the method of size correction between the allen and visium data, i.e. using the spot diameter to calculate the real world to pixel rela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u Peterson</meta:initial-creator>
    <meta:creation-date>2022-12-05T16:56:26.400196292</meta:creation-date>
    <dc:date>2022-12-09T13:58:08.622661077</dc:date>
    <meta:editing-duration>P1DT16H16M23S</meta:editing-duration>
    <meta:editing-cycles>9</meta:editing-cycles>
    <meta:generator>LibreOffice/6.0.7.3$Linux_X86_64 LibreOffice_project/00m0$Build-3</meta:generator>
    <meta:document-statistic meta:table-count="0" meta:image-count="0" meta:object-count="0" meta:page-count="2" meta:paragraph-count="19" meta:word-count="945" meta:character-count="5598" meta:non-whitespace-character-count="4667"/>
  </office:meta>
</office:document-meta>
</file>